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E0000001AA5BCAEAFE1F6AFA7.png" manifest:media-type="image/png"/>
  <manifest:file-entry manifest:full-path="Pictures/10000001000001A70000001701A34D9876316B0A.png" manifest:media-type="image/png"/>
  <manifest:file-entry manifest:full-path="Pictures/10000001000002BC0000002578D7CD6E8B2AF787.png" manifest:media-type="image/png"/>
  <manifest:file-entry manifest:full-path="Pictures/10000001000002CE00000028856BBBB7EAC1E2E4.png" manifest:media-type="image/png"/>
  <manifest:file-entry manifest:full-path="Pictures/10000001000001480000001923A3BBBE2D3C569E.png" manifest:media-type="image/png"/>
  <manifest:file-entry manifest:full-path="Pictures/10000001000002BF00000025BF69F44460380AB3.png" manifest:media-type="image/png"/>
  <manifest:file-entry manifest:full-path="Pictures/10000001000000B800000015D6CFC1DA08A02640.png" manifest:media-type="image/png"/>
  <manifest:file-entry manifest:full-path="Pictures/10000001000002BF00000025243AA014D5F15DBA.png" manifest:media-type="image/png"/>
  <manifest:file-entry manifest:full-path="Pictures/10000001000002820000001861AECF0A9B542B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569" officeooo:paragraph-rsid="001e8569"/>
    </style:style>
    <style:style style:name="P2" style:family="paragraph" style:parent-style-name="Standard">
      <style:text-properties officeooo:rsid="001e8569" officeooo:paragraph-rsid="001fd713"/>
    </style:style>
    <style:style style:name="P3" style:family="paragraph" style:parent-style-name="Standard">
      <style:text-properties officeooo:rsid="001e8569" officeooo:paragraph-rsid="0020e23d"/>
    </style:style>
    <style:style style:name="P4" style:family="paragraph" style:parent-style-name="Standard">
      <style:text-properties officeooo:rsid="001e8569" officeooo:paragraph-rsid="00323deb"/>
    </style:style>
    <style:style style:name="P5" style:family="paragraph" style:parent-style-name="Standard">
      <style:text-properties officeooo:rsid="00249b05" officeooo:paragraph-rsid="00249b05"/>
    </style:style>
    <style:style style:name="P6" style:family="paragraph" style:parent-style-name="Standard">
      <style:text-properties officeooo:rsid="002a2ebd" officeooo:paragraph-rsid="002a2ebd"/>
    </style:style>
    <style:style style:name="P7" style:family="paragraph" style:parent-style-name="Standard">
      <style:text-properties officeooo:rsid="002ea9f3" officeooo:paragraph-rsid="002ea9f3"/>
    </style:style>
    <style:style style:name="P8" style:family="paragraph" style:parent-style-name="Standard">
      <style:text-properties officeooo:rsid="00343065" officeooo:paragraph-rsid="00343065"/>
    </style:style>
    <style:style style:name="P9" style:family="paragraph" style:parent-style-name="Standard">
      <style:text-properties officeooo:rsid="00399e33" officeooo:paragraph-rsid="00343065"/>
    </style:style>
    <style:style style:name="P10" style:family="paragraph" style:parent-style-name="Standard">
      <style:text-properties fo:font-style="normal" officeooo:rsid="00399e33" officeooo:paragraph-rsid="00399e33" style:font-style-asian="normal" style:font-style-complex="normal"/>
    </style:style>
    <style:style style:name="P11" style:family="paragraph" style:parent-style-name="Standard">
      <style:text-properties fo:font-style="normal" officeooo:rsid="003e0fef" officeooo:paragraph-rsid="003e0fef" style:font-style-asian="normal" style:font-style-complex="normal"/>
    </style:style>
    <style:style style:name="P12" style:family="paragraph" style:parent-style-name="Standard">
      <style:text-properties fo:font-style="normal" officeooo:rsid="0040da84" officeooo:paragraph-rsid="0040da84" style:font-style-asian="normal" style:font-style-complex="normal"/>
    </style:style>
    <style:style style:name="P13" style:family="paragraph" style:parent-style-name="Standard">
      <style:text-properties fo:font-style="normal" officeooo:rsid="0040da84" officeooo:paragraph-rsid="00432f1c" style:font-style-asian="normal" style:font-style-complex="normal"/>
    </style:style>
    <style:style style:name="P14" style:family="paragraph" style:parent-style-name="Standard">
      <style:text-properties fo:font-style="normal" officeooo:rsid="0040da84" officeooo:paragraph-rsid="0044e3fd" style:font-style-asian="normal" style:font-style-complex="normal"/>
    </style:style>
    <style:style style:name="P15" style:family="paragraph" style:parent-style-name="Standard">
      <style:text-properties fo:font-style="normal" officeooo:rsid="00482643" officeooo:paragraph-rsid="00482643" style:font-style-asian="normal" style:font-style-complex="normal"/>
    </style:style>
    <style:style style:name="P16" style:family="paragraph" style:parent-style-name="Standard">
      <style:text-properties fo:font-style="normal" officeooo:rsid="00482643" officeooo:paragraph-rsid="00525528" style:font-style-asian="normal" style:font-style-complex="normal"/>
    </style:style>
    <style:style style:name="P17" style:family="paragraph" style:parent-style-name="Standard">
      <style:text-properties fo:font-style="normal" officeooo:rsid="004be22c" officeooo:paragraph-rsid="004be22c" style:font-style-asian="normal" style:font-style-complex="normal"/>
    </style:style>
    <style:style style:name="P18" style:family="paragraph" style:parent-style-name="Standard">
      <style:text-properties fo:font-style="normal" officeooo:rsid="00550cca" officeooo:paragraph-rsid="00550cc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be22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d713"/>
    </style:style>
    <style:style style:name="T5" style:family="text">
      <style:text-properties officeooo:rsid="00202412"/>
    </style:style>
    <style:style style:name="T6" style:family="text">
      <style:text-properties officeooo:rsid="0020575e"/>
    </style:style>
    <style:style style:name="T7" style:family="text">
      <style:text-properties officeooo:rsid="0020e23d"/>
    </style:style>
    <style:style style:name="T8" style:family="text">
      <style:text-properties officeooo:rsid="00242fdb"/>
    </style:style>
    <style:style style:name="T9" style:family="text">
      <style:text-properties officeooo:rsid="0026946a"/>
    </style:style>
    <style:style style:name="T10" style:family="text">
      <style:text-properties officeooo:rsid="00295b17"/>
    </style:style>
    <style:style style:name="T11" style:family="text">
      <style:text-properties officeooo:rsid="002bedb5"/>
    </style:style>
    <style:style style:name="T12" style:family="text">
      <style:text-properties officeooo:rsid="00323deb"/>
    </style:style>
    <style:style style:name="T13" style:family="text">
      <style:text-properties officeooo:rsid="00358603"/>
    </style:style>
    <style:style style:name="T14" style:family="text">
      <style:text-properties officeooo:rsid="003aef22"/>
    </style:style>
    <style:style style:name="T15" style:family="text">
      <style:text-properties officeooo:rsid="003c06a9"/>
    </style:style>
    <style:style style:name="T16" style:family="text">
      <style:text-properties officeooo:rsid="003e698b"/>
    </style:style>
    <style:style style:name="T17" style:family="text">
      <style:text-properties officeooo:rsid="003fb0ba"/>
    </style:style>
    <style:style style:name="T18" style:family="text">
      <style:text-properties officeooo:rsid="00432f1c"/>
    </style:style>
    <style:style style:name="T19" style:family="text">
      <style:text-properties officeooo:rsid="0044e3fd"/>
    </style:style>
    <style:style style:name="T20" style:family="text">
      <style:text-properties officeooo:rsid="004be22c"/>
    </style:style>
    <style:style style:name="T21" style:family="text">
      <style:text-properties officeooo:rsid="004dba3a"/>
    </style:style>
    <style:style style:name="T22" style:family="text">
      <style:text-properties officeooo:rsid="004e1635"/>
    </style:style>
    <style:style style:name="T23" style:family="text">
      <style:text-properties officeooo:rsid="004e26ba"/>
    </style:style>
    <style:style style:name="T24" style:family="text">
      <style:text-properties officeooo:rsid="004ff0bc"/>
    </style:style>
    <style:style style:name="T25" style:family="text">
      <style:text-properties officeooo:rsid="0051d9dc"/>
    </style:style>
    <style:style style:name="T26" style:family="text">
      <style:text-properties officeooo:rsid="00525528"/>
    </style:style>
    <style:style style:name="T27" style:family="text">
      <style:text-properties officeooo:rsid="00564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<text:s/>После разворачивания всех контейнеров <text:span text:style-name="T6">рекурсивно <text:s/></text:span><text:span text:style-name="T4">скопируем все </text:span><text:span text:style-name="T5">скачанные </text:span><text:span text:style-name="T4">файлы </text:span><text:span text:style-name="T5">книг </text:span><text:span text:style-name="T4">с локального компьютера в контейнер datanode-</text:span><text:span text:style-name="T7">1, </text:span><text:span text:style-name="T9">попутно создав в нём папку data_books</text:span><text:span text:style-name="T4">:</text:span></text:p>
      <text:p text:style-name="P2"><text:tab/><text:span text:style-name="T7">Команда:</text:span></text:p>
      <text:p text:style-name="P2"><text:tab/><text:tab/>docker cp books/ docker-hadoop-hive-parquet_datanode_1:data_books/</text:p>
      <text:p text:style-name="P2"><text:tab/><text:span text:style-name="T7">Ответ:</text:span></text:p>
      <text:p text:style-name="P2"><text:tab/><text:tab/><draw:frame draw:style-name="fr1" draw:name="Изображение2" text:anchor-type="char" svg:x="2.032cm" svg:y="0.176cm" svg:width="14.436cm" svg:height="0.617cm" draw:z-index="1"><draw:image xlink:href="Pictures/10000001000002820000001861AECF0A9B542B43.png" xlink:type="simple" xlink:show="embed" xlink:actuate="onLoad" draw:mime-type="image/png"/></draw:frame></text:p>
      <text:p text:style-name="P2"/>
      <text:p text:style-name="P2"><text:span text:style-name="T4">2. </text:span><text:span text:style-name="T8">П</text:span>одключаемся к datanode-1:</text:p>
      <text:p text:style-name="P1"><text:tab/>Команда: </text:p>
      <text:p text:style-name="P1"><text:tab/><text:tab/><text:span text:style-name="T1">docker exec -it docker-hadoop-hive-parquet_datanode_1 bash</text:span></text:p>
      <text:p text:style-name="P1"><text:span text:style-name="T1"><text:tab/></text:span><text:span text:style-name="T3">Ответ:</text:span></text:p>
      <text:p text:style-name="P1"><text:span text:style-name="T3"><text:tab/><text:tab/></text:span><draw:frame draw:style-name="fr1" draw:name="Изображение1" text:anchor-type="char" svg:x="2.508cm" svg:y="0.058cm" svg:width="4.868cm" svg:height="0.556cm" draw:z-index="0"><draw:image xlink:href="Pictures/10000001000000B800000015D6CFC1DA08A02640.png" xlink:type="simple" xlink:show="embed" xlink:actuate="onLoad" draw:mime-type="image/png"/></draw:frame></text:p>
      <text:p text:style-name="P1"><text:span text:style-name="T1"><text:tab/></text:span></text:p>
      <text:p text:style-name="P5">3. <text:span text:style-name="T10">Объединим все книги в один файл:</text:span></text:p>
      <text:p text:style-name="P5"><text:tab/><text:span text:style-name="T10">Команда:</text:span></text:p>
      <text:p text:style-name="P5"><text:tab/><text:tab/><text:span text:style-name="T1">cat data_books/* &gt; data_books/war_and_peace.txt</text:span></text:p>
      <text:p text:style-name="P5"/>
      <text:p text:style-name="P6">4. <text:span text:style-name="T11">Отправим полученный файл в файловую систему HDFS:</text:span></text:p>
      <text:p text:style-name="P6"><text:tab/><text:span text:style-name="T11">Команда:</text:span></text:p>
      <text:p text:style-name="P6"><text:tab/><text:tab/><text:span text:style-name="T1">hadoop fs -put data_books/war_and_peace.txt /user/hadoop/war_and_peace.txt</text:span></text:p>
      <text:p text:style-name="P6"/>
      <text:p text:style-name="P7">5. <text:span text:style-name="T12">Запросим содержимое личной папки на HDFS:</text:span></text:p>
      <text:p text:style-name="P4"><text:tab/>Команда: </text:p>
      <text:p text:style-name="P4"><text:tab/><text:tab/><text:span text:style-name="T1">hadoop fs -ls /user/hadoop/</text:span></text:p>
      <text:p text:style-name="P4"><text:span text:style-name="T1"><text:tab/></text:span><text:span text:style-name="T3">Ответ:</text:span></text:p>
      <text:p text:style-name="P4"><text:span text:style-name="T3"><text:tab/><text:tab/></text:span><draw:frame draw:style-name="fr1" draw:name="Изображение3" text:anchor-type="char" svg:x="2.311cm" svg:y="0.206cm" svg:width="14.616cm" svg:height="0.894cm" draw:z-index="2"><draw:image xlink:href="Pictures/10000001000002BF00000025BF69F44460380AB3.png" xlink:type="simple" xlink:show="embed" xlink:actuate="onLoad" draw:mime-type="image/png"/></draw:frame></text:p>
      <text:p text:style-name="P7"><text:tab/><text:tab/></text:p>
      <text:p text:style-name="P8">6. <text:span text:style-name="T13">Поменяем права на файл: полные для владельца файла, а для остальных права на чтение и исполнение:</text:span></text:p>
      <text:p text:style-name="P8"><text:tab/><text:span text:style-name="T13">Команда:</text:span></text:p>
      <text:p text:style-name="P8"><text:tab/><text:tab/><text:span text:style-name="T1">hadoop fs -chmod 755 /user/hadoop/war_and_peace.txt</text:span></text:p>
      <text:p text:style-name="P9"><text:span text:style-name="T1"/></text:p>
      <text:p text:style-name="P10">7. Проверим заново права доступа:</text:p>
      <text:p text:style-name="P10"><text:tab/><text:span text:style-name="T14">Команда:</text:span></text:p>
      <text:p text:style-name="P10"><text:tab/><text:tab/><text:span text:style-name="T1">hadoop fs -ls /user/hadoop/</text:span></text:p>
      <text:p text:style-name="P10"><text:tab/><text:span text:style-name="T15">Ответ:</text:span></text:p>
      <text:p text:style-name="P10"><text:tab/><text:tab/><draw:frame draw:style-name="fr1" draw:name="Изображение4" text:anchor-type="char" svg:x="2.355cm" svg:y="0.153cm" svg:width="14.524cm" svg:height="0.894cm" draw:z-index="3"><draw:image xlink:href="Pictures/10000001000002BF00000025243AA014D5F15DBA.png" xlink:type="simple" xlink:show="embed" xlink:actuate="onLoad" draw:mime-type="image/png"/></draw:frame></text:p>
      <text:p text:style-name="P10"/>
      <text:p text:style-name="P10"/>
      <text:p text:style-name="P11">8. <text:span text:style-name="T16">Узнаем размер </text:span><text:span text:style-name="T20">конкретного </text:span><text:span text:style-name="T16">файла в мб. :</text:span></text:p>
      <text:p text:style-name="P11"><text:tab/><text:span text:style-name="T16">Команда:</text:span></text:p>
      <text:p text:style-name="P11"><text:tab/><text:tab/><text:span text:style-name="T1">hadoop fs -du -h /user/hadoop/war_and_peace.txt</text:span></text:p>
      <text:p text:style-name="P11"><text:tab/><text:span text:style-name="T17">Ответ:</text:span></text:p>
      <text:p text:style-name="P11"><text:tab/><text:tab/><draw:frame draw:style-name="fr1" draw:name="Изображение5" text:anchor-type="char" svg:x="2.574cm" svg:y="0cm" svg:width="8.678cm" svg:height="0.661cm" draw:z-index="4"><draw:image xlink:href="Pictures/10000001000001480000001923A3BBBE2D3C569E.png" xlink:type="simple" xlink:show="embed" xlink:actuate="onLoad" draw:mime-type="image/png"/></draw:frame></text:p>
      <text:p text:style-name="P11"/>
      <text:p text:style-name="P12"/>
      <text:p text:style-name="P17"><text:soft-page-break/>9. Но команд<text:span text:style-name="T21">а</text:span> выше покажет просто размер файла, а какой фактор репликации <text:span text:style-name="T21">или сколько памяти занимает файл с учётом репликации мы не узнаем</text:span>, по<text:span text:style-name="T21">э</text:span>тому воспользуемся другой командой, <text:span text:style-name="T21">и увидим что текущий фактор репликации равен 3, </text:span><text:span text:style-name="T23">помимо размера файла в мб</text:span>:</text:p>
      <text:p text:style-name="P17"><text:tab/>Команда:</text:p>
      <text:p text:style-name="P17"><text:tab/><text:tab/><text:span text:style-name="T1">hadoop fs -ls -h /user/hadoop/</text:span></text:p>
      <text:p text:style-name="P17"><text:tab/><text:span text:style-name="T22">Ответ:</text:span></text:p>
      <text:p text:style-name="P17"><text:tab/><text:tab/><draw:frame draw:style-name="fr1" draw:name="Изображение7" text:anchor-type="char" svg:x="2.411cm" svg:y="0cm" svg:width="13.439cm" svg:height="0.945cm" draw:z-index="6"><draw:image xlink:href="Pictures/10000001000002CE00000028856BBBB7EAC1E2E4.png" xlink:type="simple" xlink:show="embed" xlink:actuate="onLoad" draw:mime-type="image/png"/></draw:frame></text:p>
      <text:p text:style-name="P12"/>
      <text:p text:style-name="P13">9. <text:span text:style-name="T18">Устанавливаем фактор репликации равный 2-м:</text:span></text:p>
      <text:p text:style-name="P13"><text:tab/><text:span text:style-name="T18">Команда:</text:span></text:p>
      <text:p text:style-name="P14"><text:tab/><text:tab/><text:span text:style-name="T1">hadoop fs -setrep 2 /user/hadoop/war_and_peace.txt</text:span></text:p>
      <text:p text:style-name="P14"><text:tab/><text:span text:style-name="T19">Ответ:</text:span></text:p>
      <text:p text:style-name="P14"><draw:frame draw:style-name="fr1" draw:name="Изображение6" text:anchor-type="char" svg:x="2.641cm" svg:y="0.168cm" svg:width="11.192cm" svg:height="0.609cm" draw:z-index="5"><draw:image xlink:href="Pictures/10000001000001A70000001701A34D9876316B0A.png" xlink:type="simple" xlink:show="embed" xlink:actuate="onLoad" draw:mime-type="image/png"/></draw:frame></text:p>
      <text:p text:style-name="P14"/>
      <text:p text:style-name="P14"/>
      <text:p text:style-name="P14"><text:tab/><text:tab/> </text:p>
      <text:p text:style-name="P15">10. <text:span text:style-name="T24">Проверим какой теперь фактор репликации:</text:span></text:p>
      <text:p text:style-name="P15"><text:tab/><text:span text:style-name="T25">Команда:</text:span></text:p>
      <text:p text:style-name="P16"><text:tab/><text:tab/><text:span text:style-name="T2">hadoop fs -ls -h /user/hadoop/</text:span></text:p>
      <text:p text:style-name="P16"><text:tab/><text:span text:style-name="T26">Ответ:</text:span></text:p>
      <text:p text:style-name="P16"><text:tab/><text:tab/><draw:frame draw:style-name="fr1" draw:name="Изображение8" text:anchor-type="char" svg:x="2.559cm" svg:y="0.125cm" svg:width="14.261cm" svg:height="0.898cm" draw:z-index="7"><draw:image xlink:href="Pictures/10000001000002BC0000002578D7CD6E8B2AF787.png" xlink:type="simple" xlink:show="embed" xlink:actuate="onLoad" draw:mime-type="image/png"/></draw:frame></text:p>
      <text:p text:style-name="P16"/>
      <text:p text:style-name="P16"/>
      <text:p text:style-name="P16"/>
      <text:p text:style-name="P18">11. <text:span text:style-name="T27">Наконец, подсчитаем количество строк в файле:</text:span></text:p>
      <text:p text:style-name="P18"><text:tab/><text:span text:style-name="T27">Команда:</text:span></text:p>
      <text:p text:style-name="P18"><text:tab/><text:tab/><text:span text:style-name="T1">hadoop fs -cat /user/hadoop/war_and_peace.txt | wc -l</text:span></text:p>
      <text:p text:style-name="P18"><text:tab/><text:span text:style-name="T27">Ответ:</text:span></text:p>
      <text:p text:style-name="P18"><text:tab/><text:tab/><draw:frame draw:style-name="fr1" draw:name="Изображение9" text:anchor-type="char" svg:x="2.741cm" svg:y="0.236cm" svg:width="1.64cm" svg:height="0.688cm" draw:z-index="8"><draw:image xlink:href="Pictures/100000010000003E0000001AA5BCAEAFE1F6AF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1:05:22.930136588</meta:creation-date>
    <dc:date>2023-08-07T14:22:58.174442347</dc:date>
    <meta:editing-duration>PT3H6M57S</meta:editing-duration>
    <meta:editing-cycles>49</meta:editing-cycles>
    <meta:generator>LibreOffice/7.3.7.2$Linux_X86_64 LibreOffice_project/30$Build-2</meta:generator>
    <meta:document-statistic meta:table-count="0" meta:image-count="9" meta:object-count="0" meta:page-count="2" meta:paragraph-count="56" meta:word-count="217" meta:character-count="1682" meta:non-whitespace-character-count="1439"/>
  </office:meta>
</office:document-meta>
</file>